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5-09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4-09-3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3-10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2-09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1-09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20-10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9-09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8-09-0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7-09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6-09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5-09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5-04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4-09-1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4-04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3-09-1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3-04-1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2-09-1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2-07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2-04-1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12-2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11-30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10-3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9-3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8-31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7-27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6-30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5-2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4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3-30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2-15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1-01-2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0-10-2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0-10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845075582302</text:p>
          </table:table-cell>
          <table:table-cell office:value-type="string" calcext:value-type="string">
            <text:p>QA Cf <text:s/>78</text:p>
          </table:table-cell>
          <table:table-cell office:value-type="string" calcext:value-type="string">
            <text:p>2010-09-1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